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2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BRICEÑO SIFUENTES, MARCELO ROMA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NCHEZ UBILLUS, VANESSA DEL CARME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5083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1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0:59:0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